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4" svg:font-family="Arial"/>
    <style:font-face style:name="OpenSymbol" svg:font-family="OpenSymbol"/>
    <style:font-face style:name="Arial1" svg:font-family="Arial" style:font-adornments="Regular" style:font-family-generic="swiss"/>
    <style:font-face style:name="DejaVu Sans1" svg:font-family="'DejaVu Sans'" style:font-adornments="Book" style:font-family-generic="swiss"/>
    <style:font-face style:name="JetBrains Mono" svg:font-family="'JetBrains Mono'" style:font-adornments="Regular"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1.19mm" fo:margin-left="6.53mm" fo:margin-top="0mm" fo:margin-bottom="1.99mm" table:align="left"/>
    </style:style>
    <style:style style:name="Table1.A" style:family="table-column">
      <style:table-column-properties style:column-width="31.43mm"/>
    </style:style>
    <style:style style:name="Table1.B" style:family="table-column">
      <style:table-column-properties style:column-width="139.75mm"/>
    </style:style>
    <style:style style:name="P1" style:family="paragraph" style:parent-style-name="Text_20_body" style:list-style-name="Numbered"/>
    <style:style style:name="P2" style:family="paragraph" style:parent-style-name="Text_20_body" style:list-style-name="Bullets_2c__20_diamond"/>
    <style:style style:name="P3" style:family="paragraph" style:parent-style-name="Title" style:master-page-name="Portrait_2c__20_3_2f_4_22__20_margins">
      <style:paragraph-properties style:page-number="auto"/>
    </style:style>
    <style:style style:name="P4" style:family="paragraph" style:parent-style-name="Text_20_body_2c__20_no_20_space_20_after" style:list-style-name="Numbered"/>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Arial1"/>
    </style:style>
    <style:style style:name="T4" style:family="text">
      <style:text-properties style:text-position="sub 58%" fo:font-style="italic" style:font-style-asian="italic" style:font-style-complex="italic"/>
    </style:style>
    <style:style style:name="T5" style:family="text">
      <style:text-properties fo:font-size="9pt" style:font-size-asian="9pt" style:font-size-complex="9pt"/>
    </style:style>
    <style:style style:name="T6" style:family="text">
      <style:text-properties fo:font-weight="bold" style:font-weight-asian="bold" style:font-weight-complex="bold"/>
    </style:style>
    <style:style style:name="T7" style:family="text">
      <style:text-properties style:font-name="DejaVu Sans1"/>
    </style:style>
    <style:style style:name="T8" style:family="text">
      <style:text-properties fo:font-style="normal" fo:font-weight="bold" style:font-style-asian="normal" style:font-weight-asian="bold" style:font-style-complex="normal" style:font-weight-complex="bold"/>
    </style:style>
    <style:style style:name="T9" style:family="text"/>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t Conversions</text:p>
      <text:p text:style-name="Subtitle_2c__20_no_20_space"><text:a xlink:type="simple" xlink:href="mailto:someonesdad1@gmail.com" text:style-name="Internet_20_link" text:visited-style-name="Visited_20_Internet_20_Link">someonesdad1@gmail.com</text:a> 23 Jan 2014</text:p>
      <text:p text:style-name="Subtitle">Last update: <text:s/>7 Jul 2022</text:p>
      <text:p text:style-name="Standard">This document discusses the <text:span text:style-name="Code">u.py</text:span> module, which is a python library to provide numerical conversion factors for various measurement units. <text:s/>It can also help you find dimensional mistakes in your code.</text:p>
      <text:h text:style-name="Heading_20_1" text:outline-level="1">Features</text:h>
      <text:list xml:id="list1760783363947267630" text:style-name="Numbered">
        <text:list-item>
          <text:p text:style-name="P4">Is easy to use (you can learn to use it in a few minutes by seeing an example or two).</text:p>
        </text:list-item>
        <text:list-item>
          <text:p text:style-name="P4">Helps make code more self-documenting.</text:p>
        </text:list-item>
        <text:list-item>
          <text:p text:style-name="P4">Works with numpy arrays, as long as they are dimensionally homogeneous.</text:p>
        </text:list-item>
        <text:list-item>
          <text:p text:style-name="P4">Provides conversion factors to convert amongst commonly-used SI and non-SI units.</text:p>
        </text:list-item>
        <text:list-item>
          <text:p text:style-name="P4">Easily modify the set of units used and/or define new units.</text:p>
        </text:list-item>
        <text:list-item>
          <text:p text:style-name="P4">All legal SI prefixes are usable with any unit<text:note text:id="ftn1" text:note-class="footnote"><text:note-citation>1</text:note-citation><text:note-body><text:p text:style-name="Footnote">With one exception: <text:s/>you can't use prefixes with the kg unit because this violates standard SI usage.</text:p></text:note-body></text:note>.</text:p>
        </text:list-item>
        <text:list-item>
          <text:p text:style-name="P4">Determine when a dimensional error has been made in a calculation.</text:p>
        </text:list-item>
        <text:list-item>
          <text:p text:style-name="P4">Use integer, fractional, and floating point exponents of the base dimensions.</text:p>
        </text:list-item>
        <text:list-item>
          <text:p text:style-name="P4">It's thread-safe.</text:p>
        </text:list-item>
        <text:list-item>
          <text:p text:style-name="P4">Should work with recent python versions (tested with 2.7.6 and 3.4.0).</text:p>
        </text:list-item>
        <text:list-item>
          <text:p text:style-name="P1">The module is in python, but the same calculation technique will work with virtually any programming language.</text:p>
        </text:list-item>
      </text:list>
      <text:p text:style-name="Text_20_body">The default set of units includes a number of units along with common aliases. <text:s/>For example, the string <text:span text:style-name="Code">L</text:span> (abbreviation for liter) can also be given as <text:span text:style-name="Code">liter</text:span>, <text:span text:style-name="Code">liters</text:span>, <text:span text:style-name="Code">litre</text:span>, and <text:span text:style-name="Code">litres</text:span>. <text:s/>This lets calling code (i.e., various users) use the strings they are comfortable with to identify the desired units (which makes it less likely your code will break because users used something slightly different than what you anticipated). <text:s/>There's little overhead associated with defining aliases, so you should feel free to use as many as you wish.</text:p>
      <text:p text:style-name="Text_20_body">I've made the default behavior to have angles and solid angles be measured in base units of <text:span text:style-name="Code">radians</text:span> and <text:span text:style-name="Code">steradians</text:span>. <text:s/>In addition, a <text:span text:style-name="Code">nodim</text:span> base unit is defined to let you track things that are dimensionless by turning them into something with dimensions. <text:s/>If you don't want such behavior, it's easy to change the definitions. <text:s/>See the <text:span text:style-name="Section"><text:bookmark-ref text:reference-format="text" text:ref-name="__RefHeading__5633_1716500917">An example</text:bookmark-ref></text:span> section.</text:p>
      <text:h text:style-name="Heading_20_2" text:outline-level="2"><text:bookmark-start text:name="__RefHeading__469_1716500917"/>Why you might want to use it<text:bookmark-end text:name="__RefHeading__469_1716500917"/></text:h>
      <text:p text:style-name="Text_20_body">The <text:span text:style-name="Code">u.py</text:span> module lets you look up conversion factors for units for use in your python code. <text:s/>Once you see an example of use, you'll just start using the module with no further need of documentation. <text:s/>It's easy to see what's going on in your code. <text:s/></text:p>
      <text:p text:style-name="Text_20_body">Here's an example that shows defining a speed in units of feet per second and printing the output value in miles per hour (the module's methods are shown in color):</text:p>
      <text:p text:style-name="Code">from u import <text:span text:style-name="Code_2c__20_colored_2c__20_smaller">u</text:span></text:p>
      <text:p text:style-name="Code">speed = 88*<text:span text:style-name="Code_2c__20_colored_2c__20_smaller">u("feet/second")</text:span> <text:s/># Speed will subsequently be in SI units</text:p>
      <text:p text:style-name="Code">print("Speed in miles per hour is " + str(speed/<text:span text:style-name="Code_2c__20_colored_2c__20_smaller">u(</text:span><text:span text:style-name="Code_2c__20_colored_2c__20_smaller">"miles/hour")</text:span>))</text:p>
      <text:p text:style-name="Code">print("Speed dimensions =", <text:span text:style-name="Code_2c__20_colored_2c__20_smaller">u.dim("feet/second")</text:span>)</text:p>
      <text:p text:style-name="Code_20_end">print('u("ft/s", dim=True) =', <text:span text:style-name="Code_2c__20_colored_2c__20_smaller">u("ft/s", dim=True)</text:span>)</text:p>
      <text:p text:style-name="Text_20_body">When you run this script, you'll get the output</text:p>
      <text:p text:style-name="Code">Speed in miles per hour is 60.0</text:p>
      <text:p text:style-name="Code">Speed dimensions = Dim("L T-1")</text:p>
      <text:p text:style-name="Code_20_end">u("ft/s", dim=True) = (0.3048, Dim("L T-1"))</text:p>
      <text:p text:style-name="Text_20_body"><text:soft-page-break/>Whenever you define a variable that has a physical dimension, you include its units by multiplying with the <text:span text:style-name="Code">u</text:span> function and the unit string; this converts the numerical value to the appropriate base unit(s). <text:s/>Internally, <text:span text:style-name="T8">your script's calculations are all done numerically in base units</text:span>. <text:s/>For output, you can then convert a result to a non-base unit expression expr by <text:span text:style-name="Code">result/u(expr)</text:span>.</text:p>
      <text:p text:style-name="Text_20_body">The third line in the example shows that you can get both the numerical conversion factor and the dimensions of the string expression passed to <text:span text:style-name="Code">u()</text:span>. <text:s/>The dimensions are handled by the <text:span text:style-name="Code">Dim</text:span> class in the module and you can do symbolic dimensional arithmetic with <text:span text:style-name="Code">Dim</text:span> instances. <text:s/>Thus, for example, <text:span text:style-name="Code">u.dim("ft/s")*u.dim("s/ft")</text:span> produces a <text:span text:style-name="Code">Dim("")</text:span> instance.</text:p>
      <text:p text:style-name="Text_20_body">You can set the attribute <text:span text:style-name="Code">u.digits = 4</text:span> and you'll get the returned conversion factors rounded to the indicated number of significant figures. <text:s/>This is useful for calculations involving measured values so you don't see lots of insignificant digits.</text:p>
      <text:p text:style-name="Text_20_body">The majority of the time you won't need to bother with the dimensional checking feature -- you'll just write your code to make the calculations needed -- and what you just saw as an example is essentially all you need<text:note text:id="ftn2" text:note-class="footnote"><text:note-citation>2</text:note-citation><text:note-body><text:p text:style-name="Footnote">Another function you might want to use if your program gets input from a user is the <text:span text:style-name="Code"><text:span text:style-name="T5">ParseUnit()</text:span></text:span> function.</text:p></text:note-body></text:note>. <text:s/>However, when a complicated function is called or you're using some code written by someone else, you can check that things are dimensionally-consistent by using the checking feature. <text:s/>It's not as convenient to use as other unit libraries, but it's useful to verify some code works correctly with respect to use of dimensions (see the <text:span text:style-name="Section"><text:bookmark-ref text:reference-format="text" text:ref-name="__RefHeading__9388_868764914">Dimensional checking</text:bookmark-ref></text:span> section <text:bookmark-ref text:reference-format="direction" text:ref-name="__RefHeading__9388_868764914">below</text:bookmark-ref>).</text:p>
      <text:p text:style-name="Text_20_body">A benefit of using a module that lets you convert amongst units easily is that you can use equations as you find them in references (as long as you know what units they are valid with). <text:s/>This is often a source of error when one has a bunch of program variables in one set of units and the formula needs another (with e.g. empirical formulas especially common in various engineering disciplines). <text:s/>However, using the unit conversion features of the units program, you make the needed conversions when the formula is evaluated. <text:s/>And it's easy to visually inspect your code.</text:p>
      <text:p text:style-name="Text_20_body">A feature of the <text:span text:style-name="Code">u()</text:span> function call is that it returns either a number or <text:span text:style-name="Code">None</text:span>. <text:s/><text:span text:style-name="Code">None</text:span> is returned when the unit isn't a valid unit, allowing your script to check for a valid unit. <text:s/>If you'd rather get an exception, you can set the <text:span text:style-name="Code">use_exc</text:span> keyword to <text:span text:style-name="Code">True</text:span> and you'll get a <text:span text:style-name="Code">ValueError</text:span> exception.</text:p>
      <text:p text:style-name="Text_20_body">A notational convenience is the <text:span text:style-name="Code">to()</text:span> function (added 8 Oct 2019), which lets you replace</text:p>
      <text:p text:style-name="Code_20_end">result/u(expr)</text:p>
      <text:p text:style-name="Text_20_body">by </text:p>
      <text:p text:style-name="Code_20_end">result*to(expr)</text:p>
      <text:h text:style-name="Heading_20_2" text:outline-level="2">What's missing</text:h>
      <text:p text:style-name="Text_20_body">Currently, I see the following disadvantages of the <text:span text:style-name="Code">u.py</text:span> module:</text:p>
      <text:list xml:id="list30310665" text:continue-list="list1760783363947267630" text:style-name="Numbered">
        <text:list-item text:start-value="1">
          <text:p text:style-name="P1">Calculations with numbers with units don't have different types (a feature of more complete unit modules); this can make it easier for the code to spot unit problems.</text:p>
        </text:list-item>
        <text:list-item>
          <text:p text:style-name="P1">A dimensional error isn't flagged as to the line that caused the problem.</text:p>
        </text:list-item>
        <text:list-item>
          <text:p text:style-name="P1">Many units aren't supported (e.g. atomic/nuclear stuff, heat flow, etc.). <text:s/>But these are easily added (edit the <text:span text:style-name="Code">DefaultUnitData</text:span> function as needed).</text:p>
        </text:list-item>
      </text:list>
      <text:p text:style-name="Text_20_body"><text:span text:style-name="T6">Update 2</text:span><text:span text:style-name="T6">4</text:span><text:span text:style-name="T6"> </text:span><text:span text:style-name="T6">Jan</text:span><text:span text:style-name="T6"> 201</text:span><text:span text:style-name="T6">7</text:span>: <text:s/>I've been using the library for a <text:s/>couple of years and it hasn't needed any fundamental changes. <text:s/>I've virtually never used the randomization technique for dimensional checking, primarily because I work things out by hand and use inspection and test cases in my own code. <text:s/>The module's big advantage is that it lets me easily equip scripts I write with the units of interest for the problem -- and not have to try to anticipate all the common ones someone might use. <text:s/>Before, I had to tediously do this task individually for each script.</text:p>
      <text:p text:style-name="Text_20_body">The other convenience in the module is the <text:span text:style-name="Code">ParseUnit</text:span> function, which lets me parse a string input <text:soft-page-break/>from the user into a tuple of <text:span text:style-name="Code">(value, unit_string)</text:span>. <text:s/>This lets my scripts support many commonly-used units with no work on my part, rather than having to hand-code each unit's support into the an application script. <text:s/>Avoiding such work is the primary reason I wrote the <text:span text:style-name="Code">u.py</text:span> module.</text:p>
      <text:h text:style-name="Heading_20_2" text:outline-level="2">Other python modules dealing with units</text:h>
      <text:p text:style-name="Text_20_body">If you need more sophisticated dimensional behavior, there are a number of python unit libraries to consider. <text:s/>These aren't recommendations, they're just relevant things I found in a search; I haven't tried any of them (although I liked the basic ideas in numericalunits):</text:p>
      <text:p text:style-name="Indented"><text:span text:style-name="Code">Magnitude</text:span> (<text:a xlink:type="simple" xlink:href="http://juanreyero.com/open/magnitude" text:style-name="Internet_20_link" text:visited-style-name="Visited_20_Internet_20_Link">http://juanreyero.com/open/magnitude</text:a>)</text:p>
      <text:p text:style-name="Indented"><text:span text:style-name="Code">numericalunits</text:span> (<text:a xlink:type="simple" xlink:href="http://pypi.python.org/pypi/numericalunits" text:style-name="Internet_20_link" text:visited-style-name="Visited_20_Internet_20_Link">http://pypi.python.org/pypi/numericalunits</text:a>)</text:p>
      <text:p text:style-name="Indented"><text:span text:style-name="Code">Pint</text:span> (<text:a xlink:type="simple" xlink:href="https://pypi.python.org/pypi/Pint/" text:style-name="Internet_20_link" text:visited-style-name="Visited_20_Internet_20_Link">https://pypi.python.org/pypi/Pint/</text:a>)</text:p>
      <text:p text:style-name="Indented"><text:span text:style-name="Code">pyuom</text:span> (<text:a xlink:type="simple" xlink:href="https://github.com/katerina7479/python-units-of-measure" text:style-name="Internet_20_link" text:visited-style-name="Visited_20_Internet_20_Link">https://github.com/katerina7479/python-units-of-measure</text:a>)</text:p>
      <text:p text:style-name="Indented"><text:span text:style-name="Code">Quantities</text:span> (<text:a xlink:type="simple" xlink:href="https://pypi.python.org/pypi/quantities" text:style-name="Internet_20_link" text:visited-style-name="Visited_20_Internet_20_Link">https://pypi.python.org/pypi/quantities</text:a>)</text:p>
      <text:p text:style-name="Indented"><text:span text:style-name="Code">si</text:span> (<text:a xlink:type="simple" xlink:href="http://christian.amsuess.com/tools/si/" text:style-name="Internet_20_link" text:visited-style-name="Visited_20_Internet_20_Link">http://christian.amsuess.com/tools/si/</text:a>)</text:p>
      <text:p text:style-name="Indented"><text:span text:style-name="Code">units</text:span> (<text:a xlink:type="simple" xlink:href="http://www.nongnu.org/pyformex/doc/ref/units.html" text:style-name="Internet_20_link" text:visited-style-name="Visited_20_Internet_20_Link">http://www.nongnu.org/pyformex/doc/ref/units.html</text:a>)</text:p>
      <text:p text:style-name="Indented"><text:span text:style-name="Code">Unum</text:span> (<text:a xlink:type="simple" xlink:href="http://home.scarlet.be/be052320/Unum.html" text:style-name="Internet_20_link" text:visited-style-name="Visited_20_Internet_20_Link">http://home.scarlet.be/be052320/Unum.html</text:a>)</text:p>
      <text:p text:style-name="Text_20_body">For an article that discusses <text:span text:style-name="Code">numericalunits</text:span>, <text:span text:style-name="Code">Pint</text:span>, and <text:span text:style-name="Code">Units</text:span>, see <text:a xlink:type="simple" xlink:href="http://www.drdobbs.com/jvm/quantities-and-units-in-python/240161101?pgno=1" text:style-name="Internet_20_link" text:visited-style-name="Visited_20_Internet_20_Link">http://www.drdobbs.com/jvm/quantities-and-units-in-python/240161101?pgno=1</text:a>.</text:p>
      <text:h text:style-name="Heading_20_2" text:outline-level="2"><text:bookmark-start text:name="__RefHeading__9388_868764914"/>Dimensional checking<text:bookmark-end text:name="__RefHeading__9388_868764914"/></text:h>
      <text:p text:style-name="Text_20_body">This library is partly derived from the ideas and code in the 1.13 version of <text:span text:style-name="Code">numericalunits.py</text:span> script of Steve Byrnes, located at PyPi (<text:a xlink:type="simple" xlink:href="https://pypi.python.org/pypi/numericalunits" text:style-name="Internet_20_link" text:visited-style-name="Visited_20_Internet_20_Link">https://pypi.python.org/pypi/numericalunits</text:a>). <text:s/></text:p>
      <text:p text:style-name="Text_20_body">Byrnes' script used a random number generator to create "orthogonal" real numbers for the base units of a system of units. <text:s/>When a variable is then multiplied by some combination of base units, this unit combination is encoded in the floating point number. <text:s/>The key idea is that if you let your code calculate the same answer multiple times, <text:span text:style-name="Important_2c__20_blue">a dimensionally-inconsistent calculation will get different results</text:span>. <text:s/>The idea of using "orthogonal" real numbers for dimensional checking goes back to at least 1966 when the K&amp;E Analon slide rule was made, and probably long before. <text:s/>Click <text:a xlink:type="simple" xlink:href="http://www.marksmath.com/slide-rules/virtual/ke-analon/ke-analon.html" text:style-name="Internet_20_link" text:visited-style-name="Visited_20_Internet_20_Link">here</text:a> to see a simulator for this slide rule. </text:p>
      <text:p text:style-name="Text_20_body">In this section, we'll look at an algebraic justification of the principle. <text:s/>Byrnes observes that the implicit encoding of the base units in the numbers can help uncover dimensional inconsistencies in other code that your script calls, even code you don't have the source code for.</text:p>
      <text:p text:style-name="Text_20_body">Let's show how this dimensional checking works. <text:s/>Define the three nonzero constants <draw:frame draw:style-name="fr1" draw:name="Object13" text:anchor-type="as-char" svg:width="17.06mm" svg:height="4.94mm" draw:z-index="3"><draw:object xlink:href="./Object 13" xlink:type="simple" xlink:show="embed" xlink:actuate="onLoad"/><draw:image xlink:href="./ObjectReplacements/Object 13" xlink:type="simple" xlink:show="embed" xlink:actuate="onLoad"/></draw:frame>:</text:p>
      <text:p text:style-name="Equation"><draw:frame draw:style-name="fr1" draw:name="Object1" text:anchor-type="as-char" svg:width="76.52mm" svg:height="15.22mm" draw:z-index="0"><draw:object xlink:href="./Object 1" xlink:type="simple" xlink:show="embed" xlink:actuate="onLoad"/><draw:image xlink:href="./ObjectReplacements/Object 1" xlink:type="simple" xlink:show="embed" xlink:actuate="onLoad"/></draw:frame></text:p>
      <text:p text:style-name="Text_20_body">Suppose we have a square with the length of a side <text:span text:style-name="T2">s</text:span><text:span text:style-name="T4">m</text:span> in meters</text:p>
      <text:p text:style-name="Equation"><draw:frame draw:style-name="fr1" draw:name="Object2" text:anchor-type="as-char" svg:width="15.88mm" svg:height="4.92mm" draw:z-index="4"><draw:object xlink:href="./Object 2" xlink:type="simple" xlink:show="embed" xlink:actuate="onLoad"/><draw:image xlink:href="./ObjectReplacements/Object 2" xlink:type="simple" xlink:show="embed" xlink:actuate="onLoad"/></draw:frame></text:p>
      <text:p text:style-name="Text_20_body"><text:span text:style-name="T7">where β</text:span> is a pure nonzero number. <text:s/>The area <text:span text:style-name="T2">A</text:span><text:span text:style-name="T4">sq_m</text:span> of the square in square meters is</text:p>
      <text:p text:style-name="Equation"><draw:frame draw:style-name="fr1" draw:name="Object3" text:anchor-type="as-char" svg:width="30.34mm" svg:height="5.49mm" draw:z-index="5"><draw:object xlink:href="./Object 3" xlink:type="simple" xlink:show="embed" xlink:actuate="onLoad"/><draw:image xlink:href="./ObjectReplacements/Object 3" xlink:type="simple" xlink:show="embed" xlink:actuate="onLoad"/></draw:frame></text:p>
      <text:p text:style-name="Text_20_body">To convert <text:span text:style-name="T2">A</text:span><text:span text:style-name="T4">sq_m</text:span> to square millimeters, we divide by <draw:frame draw:style-name="fr2" draw:name="Object4" text:anchor-type="as-char" svg:y="-4.04mm" svg:width="6.21mm" svg:height="5.49mm" draw:z-index="6"><draw:object xlink:href="./Object 4" xlink:type="simple" xlink:show="embed" xlink:actuate="onLoad"/><draw:image xlink:href="./ObjectReplacements/Object 4" xlink:type="simple" xlink:show="embed" xlink:actuate="onLoad"/></draw:frame></text:p>
      <text:p text:style-name="Equation"><draw:frame draw:style-name="fr1" draw:name="Object5" text:anchor-type="as-char" svg:width="79.39mm" svg:height="11.52mm" draw:z-index="7"><draw:object xlink:href="./Object 5" xlink:type="simple" xlink:show="embed" xlink:actuate="onLoad"/><draw:image xlink:href="./ObjectReplacements/Object 5" xlink:type="simple" xlink:show="embed" xlink:actuate="onLoad"/></draw:frame></text:p>
      <text:p text:style-name="Text_20_body"><text:soft-page-break/>To commit a dimensional error, convert <text:span text:style-name="T2">A</text:span><text:span text:style-name="T4">sq_m</text:span> to square kilograms by dividing by <draw:frame draw:style-name="fr2" draw:name="Object6" text:anchor-type="as-char" svg:y="-4.04mm" svg:width="4.74mm" svg:height="5.49mm" draw:z-index="8"><draw:object xlink:href="./Object 6" xlink:type="simple" xlink:show="embed" xlink:actuate="onLoad"/><draw:image xlink:href="./ObjectReplacements/Object 6" xlink:type="simple" xlink:show="embed" xlink:actuate="onLoad"/></draw:frame></text:p>
      <text:p text:style-name="Equation"><draw:frame draw:style-name="fr1" draw:name="Object7" text:anchor-type="as-char" svg:width="64.29mm" svg:height="11.64mm" draw:z-index="9"><draw:object xlink:href="./Object 7" xlink:type="simple" xlink:show="embed" xlink:actuate="onLoad"/><draw:image xlink:href="./ObjectReplacements/Object 7" xlink:type="simple" xlink:show="embed" xlink:actuate="onLoad"/></draw:frame></text:p>
      <text:p text:style-name="Text_20_body">The last terms in color are numerically unequal. <text:s/>The expression for <draw:frame draw:style-name="fr2" draw:name="Object8" text:anchor-type="as-char" svg:y="-3.69mm" svg:width="10.51mm" svg:height="4.92mm" draw:z-index="10"><draw:object xlink:href="./Object 8" xlink:type="simple" xlink:show="embed" xlink:actuate="onLoad"/><draw:image xlink:href="./ObjectReplacements/Object 8" xlink:type="simple" xlink:show="embed" xlink:actuate="onLoad"/></draw:frame> is independent of any of the <text:span text:style-name="T3"><draw:frame draw:style-name="fr2" draw:name="Object9" text:anchor-type="as-char" svg:y="-3.56mm" svg:width="5.26mm" svg:height="4.5mm" draw:z-index="11"><draw:object xlink:href="./Object 9" xlink:type="simple" xlink:show="embed" xlink:actuate="onLoad"/><draw:image xlink:href="./ObjectReplacements/Object 9" xlink:type="simple" xlink:show="embed" xlink:actuate="onLoad"/></draw:frame></text:span><text:span text:style-name="T3">, so it has the same value regard</text:span>less of the numerical values of the base units (this is a characteristic of being dimensionally consistent). <text:s/>Conversely, the expression for <draw:frame draw:style-name="fr2" draw:name="Object10" text:anchor-type="as-char" svg:y="-3.69mm" svg:width="9.1mm" svg:height="4.94mm" draw:z-index="12"><draw:object xlink:href="./Object 10" xlink:type="simple" xlink:show="embed" xlink:actuate="onLoad"/><draw:image xlink:href="./ObjectReplacements/Object 10" xlink:type="simple" xlink:show="embed" xlink:actuate="onLoad"/></draw:frame> depends on the <draw:frame draw:style-name="fr2" draw:name="Object11" text:anchor-type="as-char" svg:y="-3.56mm" svg:width="5.26mm" svg:height="4.5mm" draw:z-index="13"><draw:object xlink:href="./Object 11" xlink:type="simple" xlink:show="embed" xlink:actuate="onLoad"/><draw:image xlink:href="./ObjectReplacements/Object 11" xlink:type="simple" xlink:show="embed" xlink:actuate="onLoad"/></draw:frame>. <text:s/>Thus, when the <draw:frame draw:style-name="fr2" draw:name="Object12" text:anchor-type="as-char" svg:y="-3.56mm" svg:width="5.26mm" svg:height="4.5mm" draw:z-index="14"><draw:object xlink:href="./Object 12" xlink:type="simple" xlink:show="embed" xlink:actuate="onLoad"/><draw:image xlink:href="./ObjectReplacements/Object 12" xlink:type="simple" xlink:show="embed" xlink:actuate="onLoad"/></draw:frame> are set to different random numbers on subsequent runs of a script, <text:span text:style-name="Important_2c__20_blue">the non-dimensionally-consistent values will differ</text:span>, flagging the dimensional inconsistency. <text:s/>It's a simple and elegant tool.</text:p>
      <text:p text:style-name="Text_20_body">All of the length units defined with respect to meters contain the factor <draw:frame draw:style-name="fr2" draw:name="Object18" text:anchor-type="as-char" svg:y="-2.31mm" svg:width="4.43mm" svg:height="3.74mm" draw:z-index="15"><draw:object xlink:href="./Object 18" xlink:type="simple" xlink:show="embed" xlink:actuate="onLoad"/><draw:image xlink:href="./ObjectReplacements/Object 18" xlink:type="simple" xlink:show="embed" xlink:actuate="onLoad"/></draw:frame>. <text:s/>This lets you recover the correct numerical value in the units you want, as long as you remember to divide by the factor for the desired units, even when the <draw:frame draw:style-name="fr2" draw:name="Object14" text:anchor-type="as-char" svg:y="-3.56mm" svg:width="5.91mm" svg:height="4.5mm" draw:z-index="16"><draw:object xlink:href="./Object 14" xlink:type="simple" xlink:show="embed" xlink:actuate="onLoad"/><draw:image xlink:href="./ObjectReplacements/Object 14" xlink:type="simple" xlink:show="embed" xlink:actuate="onLoad"/></draw:frame> are defined to be random numbers -- but <text:span text:style-name="T1">only</text:span> when the calculations are dimensionally correct, as shown by the algebra.</text:p>
      <text:p text:style-name="Text_20_body">A caveat is that the method depends on the <draw:frame draw:style-name="fr2" draw:name="Object15" text:anchor-type="as-char" svg:y="-3.56mm" svg:width="5.26mm" svg:height="4.5mm" draw:z-index="17"><draw:object xlink:href="./Object 15" xlink:type="simple" xlink:show="embed" xlink:actuate="onLoad"/><draw:image xlink:href="./ObjectReplacements/Object 15" xlink:type="simple" xlink:show="embed" xlink:actuate="onLoad"/></draw:frame> getting non-equal values from the random number generator. <text:s/>Hence, the correct statement is that if you get different values when using the random number generator, you're <text:span text:style-name="T2">nearly</text:span> certain that a dimensional error has been made. <text:s/>If you're uncertain and want to be really sure, run the calculation a few more times. <text:s/>Because python's random number generator is a good one that's well-studied, it would be surprising to see the script not be able to detect a dimensional error.</text:p>
      <text:h text:style-name="Heading_20_2" text:outline-level="2">A practical issue: <text:s/>roundoff error</text:h>
      <text:p text:style-name="Text_20_body">Dimensional-checking calculations with the <text:span text:style-name="Code">u.py</text:span> script can indicate a dimensional inconsistency when in fact one doesn't exist. <text:s/>This situation is caused by roundoff error. <text:s/>I've seen examples of this that were caused by the non-associativity of floating point calculations. <text:s/>It's usually easy to fix by rounding the answers to an appropriate number of significant figures.</text:p>
      <text:p text:style-name="Text_20_body">If you're interested in more details, see "Accuracy of Floating Point Arithmetic", section 4.2.2 of Knuth's <text:span text:style-name="T2">Seminumerical Algorithms</text:span>. <text:s/>Also see the section "Roundoff error" in the document <text:a xlink:type="simple" xlink:href="https://someonesdad1.github.io/hobbyutil/math/DinosaurArithmeticSmall.pdf" text:style-name="Internet_20_link" text:visited-style-name="Visited_20_Internet_20_Link">here</text:a>.</text:p>
      <text:h text:style-name="Heading_20_1" text:outline-level="1">Installation</text:h>
      <text:p text:style-name="Text_20_body">Put the <text:span text:style-name="Code">u.py</text:span> file in a directory in your <text:span text:style-name="Code">PYTHONPATH</text:span>. <text:s/>Then use <text:span text:style-name="Code">import u</text:span> when you want to use its facilities.</text:p>
      <text:p text:style-name="Text_20_body">Run the <text:span text:style-name="Code">u.py</text:span> module as a script and it will print to stdout a listing of the supported units, their numerical conversion factors to the SI base units, and their physical dimensions. <text:s/>Note there are different levels of unit definitions (see <text:span text:style-name="Code">GetUnits</text:span> function for the details).</text:p>
      <text:h text:style-name="Heading_20_1" text:outline-level="1">How it works</text:h>
      <text:p text:style-name="Text_20_body">The unit calculation ability comes from the facilities of the <text:span text:style-name="Code">U</text:span> class defined in the module. <text:s/>Its purpose is to provide conversion factors to the defined base units. <text:s/>For example, when those base units are the default SI units, your code's variables that use the <text:span text:style-name="Code">U.__call__</text:span> method will have numerical values in the base SI units. <text:s/></text:p>
      <text:p text:style-name="Text_20_body">An important point is that the numerical value of those base units are encoded into the floating point number, analogous to a hash. <text:s/>The numerical part of the base units gets factored out only in the case where a calculation is dimensionally correct. <text:s/>See the <text:span text:style-name="Section"><text:bookmark-ref text:reference-format="text" text:ref-name="__RefHeading__9388_868764914">Dimensional checking</text:bookmark-ref></text:span> section for details.</text:p>
      <text:p text:style-name="Text_20_body">The conversion of a unit string expression is done by ensuring that all the defined units are legitimate python variable names and converting a unit expression to a valid python expression. <text:s/>Then python's <text:span text:style-name="Code">eval</text:span> is used to evaluate the expression using the conversion factor dictionary (the <text:soft-page-break/>first parameter of <text:span text:style-name="Code">U</text:span>'s constructor) as the local variables. <text:s/></text:p>
      <text:p text:style-name="Text_20_body">Unless strict evaluation is in force (by the <text:span text:style-name="Code">U.strict</text:span> attribute or the <text:span text:style-name="Code">U.__call__</text:span>'s strict keyword), some notational shortcuts are provided:</text:p>
      <text:list xml:id="list4009468243708385435" text:style-name="Bullets_2c__20_diamond">
        <text:list-item>
          <text:p text:style-name="P2"><text:span text:style-name="Code">"N m"</text:span> means <text:span text:style-name="Code">"N*m"</text:span>; one or more spaces implies multiplication.</text:p>
        </text:list-item>
        <text:list-item>
          <text:p text:style-name="P2"><text:span text:style-name="Code">"N3"</text:span> (implied exponentiation) and <text:span text:style-name="Code">"N^3"</text:span> both mean <text:span text:style-name="Code">"N**3"</text:span>. <text:s/>A fine point is that implied exponentiation only works on base units and prefixes. <text:s/>Thus, <text:span text:style-name="Code">u("(m/s)2")</text:span> generates an exception, but <text:span text:style-name="Code">u("(m/s)</text:span><text:span text:style-name="Code">^</text:span><text:span text:style-name="Code">2")</text:span> and <text:span text:style-name="Code">u("(m/s)</text:span><text:span text:style-name="Code">**</text:span><text:span text:style-name="Code">2")</text:span> work fine. <text:s/>If you use <text:span text:style-name="Code">u("(m/s)2")</text:span>, you'll get a <text:span text:style-name="Code">SyntaxError</text:span> exception because it's coming from python's parser.</text:p>
        </text:list-item>
        <text:list-item>
          <text:p text:style-name="P2">A bare SI prefix is allowed as a constant (except for <text:span text:style-name="Code">"m"</text:span>) and implied exponentiation is allowed. <text:s/>Thus, <text:span text:style-name="Code">"k2"</text:span> is replaced by <text:span text:style-name="Code">1e6</text:span>.</text:p>
        </text:list-item>
      </text:list>
      <text:p text:style-name="Text_20_body">Python's <text:span text:style-name="Code">tokenize</text:span> module is used to pick apart the unit expressions and resolve the shortcuts. <text:s/>Each SI prefix is searched through to see if it starts the token being processed; if so, it is replaced by the equivalent string. <text:s/>Thus, for example, <text:span text:style-name="Code">"k"</text:span> is replaced by <text:span text:style-name="Code">"1e3"</text:span>. <text:s/>See the <text:span text:style-name="Code">U._expand_units</text:span> for details.</text:p>
      <text:p text:style-name="Text_20_body">To finish the calculation, <text:span text:style-name="Code">eval(expression, None, units)</text:span> is used to evaluate the resulting unit expression and its value is returned if no exception occurs. <text:s/>If the <text:span text:style-name="Code">dim</text:span> keyword to <text:span text:style-name="Code">U.__call__</text:span> was set to <text:span text:style-name="Code">True</text:span>, a tuple of the calculated value and the <text:span text:style-name="Code">Dim</text:span> object containing the resulting dimensions is returned.</text:p>
      <text:p text:style-name="Text_20_body"><text:span text:style-name="T6">Syntax note</text:span>: <text:s/>Because of the way the conversion works, you can use e.g. either <text:span text:style-name="Code">88*u("ft/s")</text:span> or put the numerical constant in the string expression as <text:span text:style-name="Code">u("88 ft/s")</text:span>. <text:s/>If you're a GNU units user, you may find the latter preferable.</text:p>
      <text:h text:style-name="Heading_20_1" text:outline-level="1">Utility functions</text:h>
      <text:p text:style-name="Text_20_body">You can view the docstrings of the following functions with pydoc; here are some brief descriptions:</text:p>
      <table:table table:name="Table1" table:style-name="Table1">
        <table:table-column table:style-name="Table1.A"/>
        <table:table-column table:style-name="Table1.B"/>
        <table:table-row>
          <table:table-cell office:value-type="string">
            <text:p text:style-name="Table_20_Contents"><text:span text:style-name="Code">U.find_unit</text:span></text:p>
          </table:table-cell>
          <table:table-cell office:value-type="string">
            <text:p text:style-name="Reference">Given a <text:span text:style-name="Code">Dim</text:span> object, returns a list of those unit names that have the same dimensions or <text:span text:style-name="Code">None</text:span> if there aren't any.</text:p>
          </table:table-cell>
        </table:table-row>
        <table:table-row>
          <table:table-cell office:value-type="string">
            <text:p text:style-name="Table_20_Contents"><text:span text:style-name="Code">U.dim</text:span></text:p>
          </table:table-cell>
          <table:table-cell office:value-type="string">
            <text:p text:style-name="Reference">Return the <text:span text:style-name="Code">Dim</text:span> object associated with a unit string expression.</text:p>
          </table:table-cell>
        </table:table-row>
        <table:table-row>
          <table:table-cell office:value-type="string">
            <text:p text:style-name="Table_20_Contents"><text:span text:style-name="Code">CT</text:span></text:p>
          </table:table-cell>
          <table:table-cell office:value-type="string">
            <text:p text:style-name="Reference">Convert amongst temperatures in °C, °F, K, and °R. <text:s/>True temperature conversions are affine transformations, not scaling transformations, and thus not in the scope of the <text:span text:style-name="Code">U</text:span> class.</text:p>
          </table:table-cell>
        </table:table-row>
        <table:table-row>
          <table:table-cell office:value-type="string">
            <text:p text:style-name="Table_20_Contents"><text:span text:style-name="Code">ParseUnit</text:span></text:p>
          </table:table-cell>
          <table:table-cell office:value-type="string">
            <text:p text:style-name="Reference">Separate a number string from a unit string. <text:s/>For example, <text:span text:style-name="Code">"4N"</text:span> will have <text:span text:style-name="Code">("4", "N")</text:span> returned, allowing your code to e.g. get a conversion factor to base units. <text:s/><text:span text:style-name="Code">"4N"</text:span> and <text:span text:style-name="Code">"4 N"</text:span> are allowed and give the same result, but the former is not allowed by SI syntax.</text:p>
          </table:table-cell>
        </table:table-row>
        <table:table-row>
          <table:table-cell office:value-type="string">
            <text:p text:style-name="Table_20_Contents"><text:span text:style-name="Code">RoundOff</text:span></text:p>
          </table:table-cell>
          <table:table-cell office:value-type="string">
            <text:p text:style-name="Reference">Round a number's significand to a specified number of significant digits.</text:p>
          </table:table-cell>
        </table:table-row>
        <table:table-row>
          <table:table-cell office:value-type="string">
            <text:p text:style-name="Table_20_Contents"><text:span text:style-name="Code">dim</text:span></text:p>
          </table:table-cell>
          <table:table-cell office:value-type="string">
            <text:p text:style-name="Reference">Return the <text:span text:style-name="Code">Dim</text:span> object associated with a unit string expression. <text:s/>This is a stand-alone function that doesn't need a <text:span text:style-name="Code">U</text:span> instance.</text:p>
          </table:table-cell>
        </table:table-row>
        <table:table-row>
          <table:table-cell office:value-type="string">
            <text:p text:style-name="Table_20_Contents"><text:span text:style-name="Code">fromto</text:span></text:p>
          </table:table-cell>
          <table:table-cell office:value-type="string">
            <text:p text:style-name="Reference">Returns a conversion factor between two units.</text:p>
          </table:table-cell>
        </table:table-row>
        <table:table-row>
          <table:table-cell office:value-type="string">
            <text:p text:style-name="Table_20_Contents"><text:span text:style-name="Code">to</text:span></text:p>
          </table:table-cell>
          <table:table-cell office:value-type="string">
            <text:p text:style-name="Reference">Returns a conversion factor from base units to the indicated units.</text:p>
          </table:table-cell>
        </table:table-row>
      </table:table>
      <text:p text:style-name="Text_20_body">I use the <text:span text:style-name="Code">ParseUnit</text:span> function extensively in my python scripts, as it allows me to support units in the scripts. <text:s/>The useful <text:span text:style-name="Code">keyword</text:span> arguments <text:span text:style-name="Code">allow_expr</text:span> and <text:span text:style-name="Code">allow_unc</text:span> let expressions be used and let the number portion be <text:span text:style-name="Code">ufloat</text:span> number from the python <text:span text:style-name="Code">uncertainties</text:span> module.</text:p>
      <text:h text:style-name="Heading_20_1" text:outline-level="1"><text:bookmark-start text:name="__RefHeading__5633_1716500917"/><text:soft-page-break/>An example<text:bookmark-end text:name="__RefHeading__5633_1716500917"/></text:h>
      <text:p text:style-name="Text_20_body">In this section, we'll illustrate the use of the <text:span text:style-name="Code">u.py</text:span> module to</text:p>
      <text:list xml:id="list30294497" text:continue-numbering="true" text:style-name="Bullets_2c__20_diamond">
        <text:list-item>
          <text:p text:style-name="P2">Define a custom set of units.</text:p>
        </text:list-item>
        <text:list-item>
          <text:p text:style-name="P2">Use randomization to detect a dimensional error.</text:p>
        </text:list-item>
      </text:list>
      <text:p text:style-name="Text_20_body">We'll solve the following problem:</text:p>
      <text:p text:style-name="Indented"><text:span text:style-name="T6">P</text:span><text:span text:style-name="T6">roblem</text:span>: <text:s/>given a number of dogs and cats and the mass of food required to feed each type of animal, calculate the total mass of food required to feed the animals. <text:s/></text:p>
      <text:p text:style-name="Text_20_body">The problem and script are simple, but illustrate the two key features of the <text:span text:style-name="Code">u.py</text:span> module. <text:s/>When developing numerical code with objects that can have physical dimensions, you'd be wise to check your code is dimensionally-sound by using the randomization feature.</text:p>
      <text:p text:style-name="Text_20_body">For this problem, dogs, cats, and kilograms are the logical base units. <text:s/></text:p>
      <text:h text:style-name="Heading_20_2" text:outline-level="2">Script for problem</text:h>
      <text:p text:style-name="Text_20_body">Each dog gets 0.2 kg of food and cats get 0.1 kg of the same food. <text:s/>We have to feed 7 dogs and 12 cats. <text:s/>How much food do we need? <text:s/>Clearly, the answer is </text:p>
      <text:p text:style-name="Equation"><draw:frame draw:style-name="fr1" draw:name="Object16" text:anchor-type="as-char" svg:width="93.77mm" svg:height="4.46mm" draw:z-index="1"><draw:object xlink:href="./Object 16" xlink:type="simple" xlink:show="embed" xlink:actuate="onLoad"/><draw:image xlink:href="./ObjectReplacements/Object 16" xlink:type="simple" xlink:show="embed" xlink:actuate="onLoad"/></draw:frame></text:p>
      <text:p text:style-name="Text_20_body">Note the use of "dogs" and "cats" as "units" to aid the calculation. <text:s/>The problem is simple to calculate in your head. <text:s/>However, I will insert an intentional dimensional error in the script and see how the use of <text:span text:style-name="Code">u.py</text:span> helps us discover the error.</text:p>
      <text:p text:style-name="Text_20_body">The mistake we'll make is to swap the numbers for the animals and instead calculate</text:p>
      <text:p text:style-name="Equation"><draw:frame draw:style-name="fr1" draw:name="Object17" text:anchor-type="as-char" svg:width="93.77mm" svg:height="4.5mm" draw:z-index="2"><draw:object xlink:href="./Object 17" xlink:type="simple" xlink:show="embed" xlink:actuate="onLoad"/><draw:image xlink:href="./ObjectReplacements/Object 17" xlink:type="simple" xlink:show="embed" xlink:actuate="onLoad"/></draw:frame></text:p>
      <text:p text:style-name="Text_20_body">The total food used would then be 20% higher than it should be. <text:s/>Putting the units in makes the error visually obvious, but we'll assume we didn't see it and continue with the calculation. </text:p>
      <text:p text:style-name="Text_20_body">Here's a script that demonstrates this calculation:</text:p>
      <text:p text:style-name="Code">from u import U, Dim, R</text:p>
      <text:p text:style-name="Code">from random import seed</text:p>
      <text:p text:style-name="Code"/>
      <text:p text:style-name="Code">seed(0) <text:s/># Makes results repeatable</text:p>
      <text:p text:style-name="Code"/>
      <text:p text:style-name="Code"># Make kg, dogs, and cats independent base units</text:p>
      <text:p text:style-name="Code">allowed = set("DOG CAT MASS".split())</text:p>
      <text:p text:style-name="Code">base_units = {</text:p>
      <text:p text:style-name="Code"><text:s text:c="4"/>"dog": Dim("DOG", allowed_symbols=allowed),</text:p>
      <text:p text:style-name="Code"><text:s text:c="4"/>"cat": Dim("CAT", allowed_symbols=allowed),</text:p>
      <text:p text:style-name="Code"><text:s text:c="4"/>"kg": Dim("MASS", allowed_symbols=allowed),</text:p>
      <text:p text:style-name="Code">}</text:p>
      <text:p text:style-name="Code"/>
      <text:p text:style-name="Code">def GetUnits(randomize=False):</text:p>
      <text:p text:style-name="Code"><text:s text:c="4"/># Define the conversion factor dictionary. <text:s/>If randomize is True,</text:p>
      <text:p text:style-name="Code"><text:s text:c="4"/># note that the conversion factors will have random nonzero values.</text:p>
      <text:p text:style-name="Code"><text:s text:c="4"/># If randomize is False, they'll be 1.</text:p>
      <text:p text:style-name="Code"><text:s text:c="4"/>return { <text:s/># Structure is {unit_name_string: conversion_factor}</text:p>
      <text:p text:style-name="Code"><text:s text:c="8"/>"dog": R(randomize=randomize),</text:p>
      <text:p text:style-name="Code"><text:s text:c="8"/>"cat": R(randomize=randomize),</text:p>
      <text:p text:style-name="Code"><text:s text:c="8"/>"kg": R(randomize=randomize),</text:p>
      <text:p text:style-name="Code"><text:s text:c="4"/>}</text:p>
      <text:p text:style-name="Code"/>
      <text:p text:style-name="Code">def CorrectCalculation():</text:p>
      <text:p text:style-name="Code"><text:s text:c="4"/>units = GetUnits(randomize=False)</text:p>
      <text:p text:style-name="Code"><text:s text:c="4"/>print('''</text:p>
      <text:p text:style-name="Code">Dimensionally-correct calculation</text:p>
      <text:p text:style-name="Code">---------------------------------'''[1:])</text:p>
      <text:p text:style-name="Code"><text:s text:c="4"/>print(" <text:s/>units =", units)</text:p>
      <text:p text:style-name="Code"><text:s text:c="4"/># Make our U instance for conversion factors</text:p>
      <text:p text:style-name="Code"><text:soft-page-break/><text:s text:c="4"/>u = U(units, base_units)</text:p>
      <text:p text:style-name="Code"><text:s text:c="4"/># Do the correct calculations</text:p>
      <text:p text:style-name="Code"><text:s text:c="4"/>food_per_dog = 0.2*u("kg/dog")</text:p>
      <text:p text:style-name="Code"><text:s text:c="4"/>food_per_cat = 0.1*u("kg/cat")</text:p>
      <text:p text:style-name="Code"><text:s text:c="4"/>print('''</text:p>
      <text:p text:style-name="Code"><text:s text:c="2"/>food_per_dog = {food_per_dog}</text:p>
      <text:p text:style-name="Code"><text:s text:c="2"/>food_per_cat = {food_per_cat}'''[1:].format(**locals()))</text:p>
      <text:p text:style-name="Code"><text:s text:c="4"/># Number of animals</text:p>
      <text:p text:style-name="Code"><text:s text:c="4"/>n_dogs = <text:s/>7*u("dog")</text:p>
      <text:p text:style-name="Code"><text:s text:c="4"/>n_cats = 12*u("cat")</text:p>
      <text:p text:style-name="Code"><text:s text:c="4"/>print('''</text:p>
      <text:p text:style-name="Code"><text:s text:c="2"/>number of dogs = {n_dogs}</text:p>
      <text:p text:style-name="Code"><text:s text:c="2"/>number of cats = {n_cats}'''[1:].format(**locals()))</text:p>
      <text:p text:style-name="Code"><text:s text:c="4"/># Total food amount needed in kg</text:p>
      <text:p text:style-name="Code"><text:s text:c="4"/>total_food_kg = n_dogs*food_per_dog + n_cats*food_per_cat</text:p>
      <text:p text:style-name="Code"><text:s text:c="4"/>m = (" <text:s/>calculation performed = {n_dogs}*{food_per_dog} + "</text:p>
      <text:p text:style-name="Code"><text:s text:c="9"/>"{n_cats}*{food_per_cat} = {total_food_kg:.1f}")</text:p>
      <text:p text:style-name="Code"><text:s text:c="4"/>print(m.format(**locals()))</text:p>
      <text:p text:style-name="Code"><text:s text:c="4"/># Report results</text:p>
      <text:p text:style-name="Code"><text:s text:c="4"/>print(" <text:s/>Total food needed in kg = {:.1f}".format(total_food_kg))</text:p>
      <text:p text:style-name="Code"><text:s text:c="4"/># Show dimensions</text:p>
      <text:p text:style-name="Code"><text:s text:c="4"/>dn_dogs = u.dim("dog")</text:p>
      <text:p text:style-name="Code"><text:s text:c="4"/>dn_cats = u.dim("cat")</text:p>
      <text:p text:style-name="Code"><text:s text:c="4"/>dtotal_food_kg = u.dim("kg")</text:p>
      <text:p text:style-name="Code"><text:s text:c="4"/>print(''' <text:s/>Dimensions:</text:p>
      <text:p text:style-name="Code"><text:s text:c="4"/>n_dogs: {dn_dogs}</text:p>
      <text:p text:style-name="Code"><text:s text:c="4"/>n_cats: {dn_cats}</text:p>
      <text:p text:style-name="Code"><text:s text:c="4"/>total_food_kg: {dtotal_food_kg}</text:p>
      <text:p text:style-name="Code">'''.format(**locals()))</text:p>
      <text:p text:style-name="Code"/>
      <text:p text:style-name="Code">def IncorrectCalculation(randomize=False):</text:p>
      <text:p text:style-name="Code"><text:s text:c="4"/># Make the deliberate mistake of swapping the cat and dog</text:p>
      <text:p text:style-name="Code"><text:s text:c="4"/># numbers.</text:p>
      <text:p text:style-name="Code"><text:s text:c="4"/>units = GetUnits(randomize=randomize)</text:p>
      <text:p text:style-name="Code"><text:s text:c="4"/>randomized = "Randomized" if randomize else "Not randomized"</text:p>
      <text:p text:style-name="Code"><text:s text:c="4"/>print('''</text:p>
      <text:p text:style-name="Code">Dimensionally-incorrect calculation</text:p>
      <text:p text:style-name="Code">-----------------------------------</text:p>
      <text:p text:style-name="Code"><text:s text:c="4"/>** {randomized} **'''.format(**locals()))</text:p>
      <text:p text:style-name="Code"><text:s text:c="4"/>print(" <text:s/>units =", units)</text:p>
      <text:p text:style-name="Code"><text:s text:c="4"/># Make our U instance for conversion factors</text:p>
      <text:p text:style-name="Code"><text:s text:c="4"/>u = U(units, base_units)</text:p>
      <text:p text:style-name="Code"><text:s text:c="4"/># Do the correct calculations</text:p>
      <text:p text:style-name="Code"><text:s text:c="4"/>food_per_dog = 0.2*u("kg/dog")</text:p>
      <text:p text:style-name="Code"><text:s text:c="4"/>food_per_cat = 0.1*u("kg/cat")</text:p>
      <text:p text:style-name="Code"><text:s text:c="4"/>print('''</text:p>
      <text:p text:style-name="Code"><text:s text:c="2"/>food_per_dog = {food_per_dog}</text:p>
      <text:p text:style-name="Code"><text:s text:c="2"/>food_per_cat = {food_per_cat}'''[1:].format(**locals()))</text:p>
      <text:p text:style-name="Code"><text:s text:c="4"/># Number of animals</text:p>
      <text:p text:style-name="Code"><text:s text:c="4"/>n_dogs = <text:s/>7*u("dog")</text:p>
      <text:p text:style-name="Code"><text:s text:c="4"/>n_cats = 12*u("cat")</text:p>
      <text:p text:style-name="Code"><text:s text:c="4"/>print('''</text:p>
      <text:p text:style-name="Code"><text:s text:c="2"/>number of dogs = {n_dogs}</text:p>
      <text:p text:style-name="Code"><text:s text:c="2"/>number of cats = {n_cats}'''[1:].format(**locals()))</text:p>
      <text:p text:style-name="Code"><text:s text:c="4"/># Total food amount needed in kg. <text:s/>Note the error is that we swapped</text:p>
      <text:p text:style-name="Code"><text:s text:c="4"/># the n_dogs and n_cats terms.</text:p>
      <text:p text:style-name="Code_2c__20_comment_20__28_different_20_color_29_"><text:s text:c="4"/>total_food_kg = n_cats*food_per_dog + n_dogs*food_per_cat</text:p>
      <text:p text:style-name="Code"><text:s text:c="4"/>m = (" <text:s/>calculation performed = {n_cats}*{food_per_dog} + "</text:p>
      <text:p text:style-name="Code"><text:s text:c="9"/>"{n_dogs}*{food_per_cat} = {total_food_kg:.1f}")</text:p>
      <text:p text:style-name="Code"><text:s text:c="4"/>print(m.format(**locals()))</text:p>
      <text:p text:style-name="Code"><text:s text:c="4"/># Report results</text:p>
      <text:p text:style-name="Code"><text:s text:c="4"/>print(" <text:s/>Total food needed in kg = {:.1f}".format(total_food_kg))</text:p>
      <text:p text:style-name="Code"/>
      <text:p text:style-name="Code">CorrectCalculation()</text:p>
      <text:p text:style-name="Code">IncorrectCalculation(randomize=False)</text:p>
      <text:p text:style-name="Code">IncorrectCalculation(randomize=True)</text:p>
      <text:p text:style-name="Code_20_end">IncorrectCalculation(randomize=True)</text:p>
      <text:p text:style-name="Text_20_body"><text:soft-page-break/>The dimensional error is in the highlighted line <text:span text:style-name="Code_2c__20_colored">total_food_kg = n_cats*food_per_dog + n_dogs*food_per_cat</text:span>. <text:s/></text:p>
      <text:h text:style-name="Heading_20_2" text:outline-level="2">Output</text:h>
      <text:p text:style-name="Text_20_body">When this script is run, it produces the following output (I've chopped some of the digits off the floating point numbers to keep the results on one line):</text:p>
      <text:p text:style-name="Code">Dimensionally-correct calculation</text:p>
      <text:p text:style-name="Code">---------------------------------</text:p>
      <text:p text:style-name="Code"><text:s text:c="2"/>units = {'kg': 1, 'cat': 1, 'dog': 1}</text:p>
      <text:p text:style-name="Code"><text:s text:c="2"/>food_per_dog = 0.2</text:p>
      <text:p text:style-name="Code"><text:s text:c="2"/>food_per_cat = 0.1</text:p>
      <text:p text:style-name="Code"><text:s text:c="2"/>number of dogs = 7</text:p>
      <text:p text:style-name="Code"><text:s text:c="2"/>number of cats = 12</text:p>
      <text:p text:style-name="Code"><text:s text:c="2"/>calculation performed = 7*0.2 + 12*0.1 = 2.6</text:p>
      <text:p text:style-name="Code"><text:s text:c="2"/>Total food needed in kg = 2.6</text:p>
      <text:p text:style-name="Code"/>
      <text:p text:style-name="Code">Dimensionally-incorrect calculation</text:p>
      <text:p text:style-name="Code">-----------------------------------</text:p>
      <text:p text:style-name="Code"><text:s text:c="4"/>** Not randomized **</text:p>
      <text:p text:style-name="Code"><text:s text:c="2"/>units = {'kg': 1, 'cat': 1, 'dog': 1}</text:p>
      <text:p text:style-name="Code"><text:s text:c="2"/>food_per_dog = 0.2</text:p>
      <text:p text:style-name="Code"><text:s text:c="2"/>food_per_cat = 0.1</text:p>
      <text:p text:style-name="Code"><text:s text:c="2"/>number of dogs = 7</text:p>
      <text:p text:style-name="Code"><text:s text:c="2"/>number of cats = 12</text:p>
      <text:p text:style-name="Code"><text:s text:c="2"/>calculation performed = 12*0.2 + 7*0.1 = 3.1</text:p>
      <text:p text:style-name="Code"><text:s text:c="2"/>Total food needed in kg = 3.1</text:p>
      <text:p text:style-name="Code"/>
      <text:p text:style-name="Code">Dimensionally-incorrect calculation</text:p>
      <text:p text:style-name="Code">-----------------------------------</text:p>
      <text:p text:style-name="Code"><text:s text:c="4"/>** Randomized **</text:p>
      <text:p text:style-name="Code"><text:s text:c="2"/>units = {'kg': 0.693654, 'cat': 3.28026, 'dog': 4.88476}</text:p>
      <text:p text:style-name="Code"><text:s text:c="2"/>food_per_dog = 0.0284007</text:p>
      <text:p text:style-name="Code"><text:s text:c="2"/>food_per_cat = 0.0211462</text:p>
      <text:p text:style-name="Code"><text:s text:c="2"/>number of dogs = 34.1933</text:p>
      <text:p text:style-name="Code"><text:s text:c="2"/>number of cats = 39.3631</text:p>
      <text:p text:style-name="Code"><text:s text:c="2"/>calculation performed = 39.3631*0.0284007 + 34.1933*0.0211462 = 1.8</text:p>
      <text:p text:style-name="Code"><text:s text:c="2"/>Total food needed in kg = <text:span text:style-name="Code_2c__20_colored_2c__20_smaller">1.8</text:span></text:p>
      <text:p text:style-name="Code"/>
      <text:p text:style-name="Code">Dimensionally-incorrect calculation</text:p>
      <text:p text:style-name="Code">-----------------------------------</text:p>
      <text:p text:style-name="Code"><text:s text:c="4"/>** Randomized **</text:p>
      <text:p text:style-name="Code"><text:s text:c="2"/>units = {'kg': 0.645458, 'cat': 1.05329, 'dog': 0.329483}</text:p>
      <text:p text:style-name="Code"><text:s text:c="2"/>food_per_dog = 0.391800</text:p>
      <text:p text:style-name="Code"><text:s text:c="2"/>food_per_cat = 0.0612800</text:p>
      <text:p text:style-name="Code"><text:s text:c="2"/>number of dogs = 2.30638</text:p>
      <text:p text:style-name="Code"><text:s text:c="2"/>number of cats = 12.6395</text:p>
      <text:p text:style-name="Code"><text:s text:c="2"/>calculation performed = 12.6395*0.391800 + 2.30638*0.0612800 = 5.1</text:p>
      <text:p text:style-name="Code_20_end"><text:s text:c="2"/>Total food needed in kg = <text:span text:style-name="Code_2c__20_colored_2c__20_smaller">5.1</text:span></text:p>
      <text:p text:style-name="Text_20_body">Note that the second calculation is dimensionally-incorrect and gets the wrong answer, but you're unaware that you've combined apples and oranges. <text:s/>The following two calculations with randomization turned on show how different answers will result for each calculation -- and this should make you suspicious that you have a dimensional mistake somewhere in your code.</text:p>
      <text:p text:style-name="Lesson"><text:span text:style-name="T6">Important lesson</text:span>: <text:s/>Create independent base units and use them to help verify your code's calculations are correct. <text:s/></text:p>
      <text:p text:style-name="Text_20_body">These base units can be <text:span text:style-name="T6">anything</text:span> you consider "orthogonal" to other things, such as dogs, cats, buildings, number of welders, classification of machinists, loaves of bread, etc. <text:s/>Don't hesitate to add as many base units as you wish -- the overhead is negligible compared to the importance of finding coding mistakes.</text:p>
      <text:p text:style-name="Text_20_body"><text:span text:style-name="T6">Update 7 Jul 2022</text:span>: <text:s/>After a lifetime of doing physical calculations, I'm still appalled by how often I <text:soft-page-break/>make numerical and dimensional mistakes. <text:s/>And I learned my trade in the 1960's with slide rules, log tables, and manual calculations where we had to learn to calculate defensively to simply survive <text:s/>because the real world doesn't pay for wrong answers. <text:s/>After a number of decades of writing software and inspecting other peoples' code, it's disheartening to see how often such mistakes continue to be made. <text:s/>A deep lack in my opinion is that I don't have a general purpose programming language like python with SI units and dimensional checking built into the language. <text:s/>The dog/cat food example shows how powerful the notion of fundamental "units" are for many practical calculations, so a general purpose programming language should support such syntax and semantics to help people get the right answers.</text:p>
      <text:p text:style-name="Text_20_body">If you don't think such things are important, dimensional and related numerical errors have cost a lot of money and time, but I don't have any hard data to back this up other than many decades of working in industry and participating in lots of projects. <text:s/>However, one blatant example was the Mars Climate Orbiter, which lost roughly half a billion dollars in today's money because of a units problem fundamentally caused by poor software process techniques. <text:s/>That's non-chump change in anyone's 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4" svg:font-family="Arial"/>
    <style:font-face style:name="OpenSymbol" svg:font-family="OpenSymbol"/>
    <style:font-face style:name="Arial1" svg:font-family="Arial" style:font-adornments="Regular" style:font-family-generic="swiss"/>
    <style:font-face style:name="DejaVu Sans1" svg:font-family="'DejaVu Sans'" style:font-adornments="Book" style:font-family-generic="swiss"/>
    <style:font-face style:name="JetBrains Mono" svg:font-family="'JetBrains Mono'" style:font-adornments="Regular"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shadow="none">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style:text-properties style:font-size-rel="-1pt"/>
    </style:style>
    <style:style style:name="Code" style:family="paragraph" style:parent-style-name="Standard" style:master-page-name="">
      <style:paragraph-properties fo:margin-left="7mm" fo:margin-right="0mm" fo:margin-top="0mm" fo:margin-bottom="0mm" fo:text-indent="0mm" style:auto-text-indent="false" style:page-number="auto" fo:background-color="transparent">
        <style:background-image/>
      </style:paragraph-properties>
      <style:text-properties fo:color="#000066" style:font-name="Lucida Console" fo:font-size="10pt" fo:language="zxx" fo:country="none"/>
    </style:style>
    <style:style style:name="Code_20_end" style:display-name="Code end" style:family="paragraph" style:parent-style-name="Code">
      <style:paragraph-properties fo:margin-top="0mm" fo:margin-bottom="1.52mm"/>
    </style:style>
    <style:style style:name="Code_2c__20_comment_20__28_different_20_color_29_" style:display-name="Code, comment (different color)" style:family="paragraph" style:parent-style-name="Code">
      <style:text-properties fo:color="#ff0000"/>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xx_20__28_needs_20_attention_29_"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fo:background-color="transparent">
        <style:background-image/>
      </style:paragraph-properties>
    </style:style>
    <style:style style:name="Figure" style:family="paragraph" style:parent-style-name="Caption">
      <style:paragraph-properties fo:text-align="center" style:justify-single-word="false"/>
      <style:text-properties fo:font-style="normal" fo:font-weight="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fo:text-indent="0mm" style:auto-text-indent="false"/>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0066" style:font-name="JetBrains Mono" fo:font-size="10.5pt" fo:language="zxx" fo:country="none" fo:font-weight="normal" fo:background-color="transparent"/>
    </style:style>
    <style:style style:name="Code_2c__20_important" style:display-name="Code, important" style:family="text" style:parent-style-name="Code">
      <style:text-properties fo:font-size="11pt" style:text-underline-style="solid" style:text-underline-width="auto" style:text-underline-color="font-color" fo:font-weight="normal"/>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0099"/>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style:font-name="Arial2" fo:font-style="italic" style:text-underline-style="solid" style:text-underline-width="auto" style:text-underline-color="font-color" fo:font-weight="normal"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_2c__20_colored" style:display-name="Code, colored" style:family="text" style:parent-style-name="Code">
      <style:text-properties fo:color="#ff0000"/>
    </style:style>
    <style:style style:name="Footnote_20_Symbol" style:display-name="Footnote Symbol" style:family="text"/>
    <style:style style:name="Untitled1" style:family="text">
      <style:text-properties style:font-name="DejaVu Sans" fo:font-size="11pt"/>
    </style:style>
    <style:style style:name="Code_2c__20_colored_2c__20_smaller" style:display-name="Code, colored, smaller" style:family="text" style:parent-style-name="Code_2c__20_colored">
      <style:text-properties fo:font-size="10pt"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c__20_smaller" style:display-name="Code, smaller" style:family="text" style:parent-style-name="Code">
      <style:text-properties style:font-size-rel="-1pt"/>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1"/>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1"/>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1"/>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1"/>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03T09:46:23.654566836</meta:creation-date>
    <meta:generator>OpenOffice/4.1.6$Win32 OpenOffice.org_project/416m1$Build-9790</meta:generator>
    <meta:editing-duration>P0D</meta:editing-duration>
    <meta:editing-cycles>1</meta:editing-cycles>
    <meta:document-statistic meta:table-count="1" meta:image-count="0" meta:object-count="18" meta:page-count="9" meta:paragraph-count="267" meta:word-count="3693" meta:character-count="23973"/>
  </office:meta>
</office:document-meta>
</file>

<file path=Object 1/content.xml><?xml version="1.0" encoding="utf-8"?>
<math xmlns="http://www.w3.org/1998/Math/MathML">
  <semantics>
    <mrow>
      <mtable>
        <mtr>
          <mtd>
            <mrow>
              <msub>
                <mo stretchy="false">μ</mo>
                <mi>m</mi>
              </msub>
              <mrow>
                <mi/>
                <mo stretchy="false">=</mo>
                <mi/>
              </mrow>
              <mtext>conversion factor to meters</mtext>
            </mrow>
          </mtd>
        </mtr>
        <mtr>
          <mtd>
            <mrow>
              <msub>
                <mo stretchy="false">μ</mo>
                <mtext>mm</mtext>
              </msub>
              <mrow>
                <mi/>
                <mo stretchy="false">=</mo>
                <mi/>
              </mrow>
              <mtext>conversion factor to millimeters</mtext>
              <mrow>
                <mi/>
                <mo stretchy="false">=</mo>
                <mi/>
              </mrow>
              <mo stretchy="false">α</mo>
              <msub>
                <mo stretchy="false">μ</mo>
                <mi>m</mi>
              </msub>
            </mrow>
          </mtd>
        </mtr>
        <mtr>
          <mtd>
            <mrow>
              <msub>
                <mo stretchy="false">μ</mo>
                <mi mathvariant="italic">kg</mi>
              </msub>
              <mrow>
                <mi/>
                <mo stretchy="false">=</mo>
                <mi/>
              </mrow>
              <mtext>conversion factor to kilograms</mtext>
              <mi/>
            </mrow>
          </mtd>
        </mtr>
      </mtable>
    </mrow>
    <annotation encoding="StarMath 5.0">alignl stack {
%mu_m `=` "conversion factor to meters"#
%mu_"mm" `=` "conversion factor to millimeters" `=` %alpha %mu_m #
%mu_kg `=` "conversion factor to kilograms" `
}</annotation>
  </semantics>
</math>
</file>

<file path=Object 10/content.xml><?xml version="1.0" encoding="utf-8"?>
<math xmlns="http://www.w3.org/1998/Math/MathML">
  <semantics>
    <msub>
      <mi>A</mi>
      <mtext>sq_kg</mtext>
    </msub>
    <annotation encoding="StarMath 5.0">A_"sq_kg"</annotation>
  </semantics>
</math>
</file>

<file path=Object 11/content.xml><?xml version="1.0" encoding="utf-8"?>
<math xmlns="http://www.w3.org/1998/Math/MathML" display="block">
  <semantics>
    <mrow>
      <mi mathvariant="normal">μ</mi>
      <mtext>'s</mtext>
    </mrow>
    <annotation encoding="StarMath 5.0">%mu"'s"</annotation>
  </semantics>
</math>
</file>

<file path=Object 12/content.xml><?xml version="1.0" encoding="utf-8"?>
<math xmlns="http://www.w3.org/1998/Math/MathML" display="block">
  <semantics>
    <mrow>
      <mi mathvariant="normal">μ</mi>
      <mtext>'s</mtext>
    </mrow>
    <annotation encoding="StarMath 5.0">%mu"'s"</annotation>
  </semantics>
</math>
</file>

<file path=Object 13/content.xml><?xml version="1.0" encoding="utf-8"?>
<math xmlns="http://www.w3.org/1998/Math/MathML">
  <semantics>
    <mrow>
      <msub>
        <mo stretchy="false">μ</mo>
        <mi>m</mi>
      </msub>
      <mtext>,</mtext>
      <mo stretchy="false">α</mo>
      <mtext>,</mtext>
      <msub>
        <mo stretchy="false">μ</mo>
        <mi mathvariant="italic">kg</mi>
      </msub>
    </mrow>
    <annotation encoding="StarMath 5.0">%mu_m "," %alpha "," %mu_kg</annotation>
  </semantics>
</math>
</file>

<file path=Object 14/content.xml><?xml version="1.0" encoding="utf-8"?>
<math xmlns="http://www.w3.org/1998/Math/MathML" display="block">
  <semantics>
    <mrow>
      <mspace width="0.5em"/>
      <mi mathvariant="normal">μ</mi>
      <mtext>'s</mtext>
    </mrow>
    <annotation encoding="StarMath 5.0">`%mu"'s"</annotation>
  </semantics>
</math>
</file>

<file path=Object 15/content.xml><?xml version="1.0" encoding="utf-8"?>
<math xmlns="http://www.w3.org/1998/Math/MathML" display="block">
  <semantics>
    <mrow>
      <mi mathvariant="normal">μ</mi>
      <mtext>'s</mtext>
    </mrow>
    <annotation encoding="StarMath 5.0">%mu"'s"</annotation>
  </semantics>
</math>
</file>

<file path=Object 16/content.xml><?xml version="1.0" encoding="utf-8"?>
<math xmlns="http://www.w3.org/1998/Math/MathML" display="block">
  <semantics>
    <mrow>
      <mrow>
        <mo fence="true" stretchy="false">(</mo>
        <mrow>
          <mrow>
            <mn>7</mn>
            <mtext> dogs</mtext>
          </mrow>
        </mrow>
        <mo fence="true" stretchy="false">)</mo>
      </mrow>
      <mrow>
        <mo fence="true" stretchy="false">(</mo>
        <mrow>
          <mrow>
            <mn>0.2</mn>
            <mtext> kg/dog</mtext>
          </mrow>
        </mrow>
        <mo fence="true" stretchy="false">)</mo>
      </mrow>
      <mrow>
        <mspace width="0.5em"/>
        <mo stretchy="false">+</mo>
        <mspace width="0.5em"/>
      </mrow>
      <mrow>
        <mo fence="true" stretchy="false">(</mo>
        <mrow>
          <mrow>
            <mn>12</mn>
            <mtext> cats</mtext>
          </mrow>
        </mrow>
        <mo fence="true" stretchy="false">)</mo>
      </mrow>
      <mrow>
        <mo fence="true" stretchy="false">(</mo>
        <mrow>
          <mrow>
            <mn>0.1</mn>
            <mtext> kg/cat</mtext>
          </mrow>
        </mrow>
        <mo fence="true" stretchy="false">)</mo>
      </mrow>
      <mrow>
        <mspace width="0.5em"/>
        <mo stretchy="false">=</mo>
        <mspace width="0.5em"/>
      </mrow>
      <mn>2.6</mn>
      <mtext> kg</mtext>
    </mrow>
    <annotation encoding="StarMath 5.0">(7 " dogs")(0.2 " kg/dog") `+` (12 " cats")(0.1 " kg/cat") `=` 2.6 " kg"</annotation>
  </semantics>
</math>
</file>

<file path=Object 17/content.xml><?xml version="1.0" encoding="utf-8"?>
<math xmlns="http://www.w3.org/1998/Math/MathML" display="block">
  <semantics>
    <mrow>
      <mrow>
        <mo fence="true" stretchy="false">(</mo>
        <mrow>
          <mrow>
            <mn>12</mn>
            <mtext> cats</mtext>
          </mrow>
        </mrow>
        <mo fence="true" stretchy="false">)</mo>
      </mrow>
      <mrow>
        <mo fence="true" stretchy="false">(</mo>
        <mrow>
          <mrow>
            <mn>0.2</mn>
            <mtext> kg/dog</mtext>
          </mrow>
        </mrow>
        <mo fence="true" stretchy="false">)</mo>
      </mrow>
      <mrow>
        <mspace width="0.5em"/>
        <mo stretchy="false">+</mo>
        <mspace width="0.5em"/>
      </mrow>
      <mrow>
        <mo fence="true" stretchy="false">(</mo>
        <mrow>
          <mrow>
            <mn>7</mn>
            <mtext> dogs</mtext>
          </mrow>
        </mrow>
        <mo fence="true" stretchy="false">)</mo>
      </mrow>
      <mrow>
        <mo fence="true" stretchy="false">(</mo>
        <mrow>
          <mrow>
            <mn>0.1</mn>
            <mtext> kg/cat</mtext>
          </mrow>
        </mrow>
        <mo fence="true" stretchy="false">)</mo>
      </mrow>
      <mrow>
        <mspace width="0.5em"/>
        <mo stretchy="false">=</mo>
        <mspace width="0.5em"/>
      </mrow>
      <mn>3.1</mn>
      <mtext> kg</mtext>
    </mrow>
    <annotation encoding="StarMath 5.0">(12 " cats")(0.2 " kg/dog") `+` (7 " dogs")(0.1 " kg/cat") `=` 3.1 " kg"</annotation>
  </semantics>
</math>
</file>

<file path=Object 18/content.xml><?xml version="1.0" encoding="utf-8"?>
<math xmlns="http://www.w3.org/1998/Math/MathML" display="block">
  <semantics>
    <msub>
      <mi mathvariant="normal">μ</mi>
      <mi>m</mi>
    </msub>
    <annotation encoding="StarMath 5.0">%mu_m</annotation>
  </semantics>
</math>
</file>

<file path=Object 2/content.xml><?xml version="1.0" encoding="utf-8"?>
<math xmlns="http://www.w3.org/1998/Math/MathML" display="block">
  <semantics>
    <mrow>
      <msub>
        <mi>s</mi>
        <mi>m</mi>
      </msub>
      <mrow>
        <mspace width="0.5em"/>
        <mo stretchy="false">=</mo>
        <mspace width="0.5em"/>
      </mrow>
      <mi mathvariant="normal">β</mi>
      <msub>
        <mi mathvariant="normal">μ</mi>
        <mi>m</mi>
      </msub>
    </mrow>
    <annotation encoding="StarMath 5.0">s_m `=` %beta %mu_m</annotation>
  </semantics>
</math>
</file>

<file path=Object 3/content.xml><?xml version="1.0" encoding="utf-8"?>
<math xmlns="http://www.w3.org/1998/Math/MathML">
  <semantics>
    <mrow>
      <msub>
        <mi>A</mi>
        <mtext>sq_m</mtext>
      </msub>
      <mrow>
        <mi/>
        <mo stretchy="false">=</mo>
        <mi/>
      </mrow>
      <msubsup>
        <mi>s</mi>
        <mi>m</mi>
        <mn>2</mn>
      </msubsup>
      <mrow>
        <mi/>
        <mo stretchy="false">=</mo>
        <mi/>
      </mrow>
      <msup>
        <mo stretchy="false">β</mo>
        <mn>2</mn>
      </msup>
      <msubsup>
        <mo stretchy="false">μ</mo>
        <mi>m</mi>
        <mn>2</mn>
      </msubsup>
    </mrow>
    <annotation encoding="StarMath 5.0">A_"sq_m" `=` s_m^2 `=` %beta^2 %mu_m^2</annotation>
  </semantics>
</math>
</file>

<file path=Object 4/content.xml><?xml version="1.0" encoding="utf-8"?>
<math xmlns="http://www.w3.org/1998/Math/MathML">
  <semantics>
    <mrow>
      <msubsup>
        <mo stretchy="false">μ</mo>
        <mtext>mm</mtext>
        <mn>2</mn>
      </msubsup>
    </mrow>
    <annotation encoding="StarMath 5.0">%mu_"mm"^2</annotation>
  </semantics>
</math>
</file>

<file path=Object 5/content.xml><?xml version="1.0" encoding="utf-8"?>
<math xmlns="http://www.w3.org/1998/Math/MathML" display="block">
  <semantics>
    <mrow>
      <msub>
        <mi>A</mi>
        <mtext>sq_mm</mtext>
      </msub>
      <mrow>
        <mspace width="0.5em"/>
        <mo stretchy="false">=</mo>
        <mspace width="0.5em"/>
      </mrow>
      <mfrac>
        <msub>
          <mi>A</mi>
          <mtext>sq_m</mtext>
        </msub>
        <msubsup>
          <mi mathvariant="normal">μ</mi>
          <mi mathvariant="italic">mm</mi>
          <mn>2</mn>
        </msubsup>
      </mfrac>
      <mrow>
        <mspace width="0.5em"/>
        <mo stretchy="false">=</mo>
        <mspace width="0.5em"/>
      </mrow>
      <mfrac>
        <msup>
          <mi>s</mi>
          <mn>2</mn>
        </msup>
        <msubsup>
          <mi mathvariant="normal">μ</mi>
          <mi mathvariant="italic">mm</mi>
          <mn>2</mn>
        </msubsup>
      </mfrac>
      <mrow>
        <mspace width="0.5em"/>
        <mo stretchy="false">=</mo>
        <mspace width="0.5em"/>
      </mrow>
      <mfrac>
        <mrow>
          <msup>
            <mi mathvariant="normal">β</mi>
            <mn>2</mn>
          </msup>
          <msubsup>
            <mi mathvariant="normal">μ</mi>
            <mi>m</mi>
            <mn>2</mn>
          </msubsup>
        </mrow>
        <msubsup>
          <mi mathvariant="normal">μ</mi>
          <mi mathvariant="italic">mm</mi>
          <mn>2</mn>
        </msubsup>
      </mfrac>
      <mrow>
        <mspace width="0.5em"/>
        <mo stretchy="false">=</mo>
        <mspace width="0.5em"/>
      </mrow>
      <mfrac>
        <mrow>
          <msup>
            <mi mathvariant="normal">β</mi>
            <mn>2</mn>
          </msup>
          <msubsup>
            <mi mathvariant="normal">μ</mi>
            <mi>m</mi>
            <mn>2</mn>
          </msubsup>
        </mrow>
        <msup>
          <mrow>
            <mo fence="true" stretchy="false">(</mo>
            <mrow>
              <mrow>
                <mi mathvariant="normal">α</mi>
                <msub>
                  <mi mathvariant="normal">μ</mi>
                  <mi>m</mi>
                </msub>
              </mrow>
            </mrow>
            <mo fence="true" stretchy="false">)</mo>
          </mrow>
          <mn>2</mn>
        </msup>
      </mfrac>
      <mrow>
        <mspace width="0.5em"/>
        <mo stretchy="false">=</mo>
        <mspace width="0.5em"/>
      </mrow>
      <mstyle color="red">
        <msup>
          <mrow>
            <mo fence="true" stretchy="true">(</mo>
            <mrow>
              <mfrac>
                <mi mathvariant="normal">β</mi>
                <mi mathvariant="normal">α</mi>
              </mfrac>
            </mrow>
            <mo fence="true" stretchy="true">)</mo>
          </mrow>
          <mn>2</mn>
        </msup>
      </mstyle>
    </mrow>
    <annotation encoding="StarMath 5.0">A_"sq_mm" `=` A_"sq_m" over %mu_mm^2 `=` s^2 over %mu_mm^2 `=` {%beta^2 %mu_m^2} over %mu_mm^2 `=` {%beta^2 %mu_m^2} over {(%alpha %mu_m)^2} `=` color red {left ( %beta over %alpha right )^2}</annotation>
  </semantics>
</math>
</file>

<file path=Object 6/content.xml><?xml version="1.0" encoding="utf-8"?>
<math xmlns="http://www.w3.org/1998/Math/MathML" display="block">
  <semantics>
    <msubsup>
      <mi mathvariant="normal">μ</mi>
      <mi mathvariant="italic">kg</mi>
      <mn>2</mn>
    </msubsup>
    <annotation encoding="StarMath 5.0">%mu_kg^2</annotation>
  </semantics>
</math>
</file>

<file path=Object 7/content.xml><?xml version="1.0" encoding="utf-8"?>
<math xmlns="http://www.w3.org/1998/Math/MathML" display="block">
  <semantics>
    <mrow>
      <msub>
        <mi>A</mi>
        <mtext>sq_kg</mtext>
      </msub>
      <mrow>
        <mspace width="0.5em"/>
        <mo stretchy="false">=</mo>
        <mspace width="0.5em"/>
      </mrow>
      <mfrac>
        <msub>
          <mi>A</mi>
          <mtext>sq_m</mtext>
        </msub>
        <msubsup>
          <mi mathvariant="normal">μ</mi>
          <mi mathvariant="italic">kg</mi>
          <mn>2</mn>
        </msubsup>
      </mfrac>
      <mrow>
        <mspace width="0.5em"/>
        <mo stretchy="false">=</mo>
        <mspace width="0.5em"/>
      </mrow>
      <msup>
        <mi>s</mi>
        <mn>2</mn>
      </msup>
      <mrow>
        <mspace width="0.5em"/>
        <mo stretchy="false">=</mo>
        <mspace width="0.5em"/>
      </mrow>
      <mfrac>
        <mrow>
          <msup>
            <mi mathvariant="normal">β</mi>
            <mn>2</mn>
          </msup>
          <msubsup>
            <mi mathvariant="normal">μ</mi>
            <mi>m</mi>
            <mn>2</mn>
          </msubsup>
        </mrow>
        <msubsup>
          <mi mathvariant="normal">μ</mi>
          <mi mathvariant="italic">kg</mi>
          <mn>2</mn>
        </msubsup>
      </mfrac>
      <mrow>
        <mspace width="0.5em"/>
        <mo stretchy="false">=</mo>
        <mspace width="0.5em"/>
      </mrow>
      <mstyle color="red">
        <mrow>
          <msup>
            <mi mathvariant="normal">β</mi>
            <mn>2</mn>
          </msup>
          <msup>
            <mrow>
              <mo fence="true" stretchy="true">(</mo>
              <mrow>
                <mfrac>
                  <msub>
                    <mi mathvariant="normal">μ</mi>
                    <mi>m</mi>
                  </msub>
                  <msub>
                    <mi mathvariant="normal">μ</mi>
                    <mi mathvariant="italic">kg</mi>
                  </msub>
                </mfrac>
              </mrow>
              <mo fence="true" stretchy="true">)</mo>
            </mrow>
            <mn>2</mn>
          </msup>
        </mrow>
      </mstyle>
    </mrow>
    <annotation encoding="StarMath 5.0">A_"sq_kg" `=` A_"sq_m" over %mu_kg^2 `=`s^2 `=` {%beta^2 %mu_m^2} over %mu_kg^2 `=` color red { %beta^2 left ( %mu_m over %mu_kg right )^2}</annotation>
  </semantics>
</math>
</file>

<file path=Object 8/content.xml><?xml version="1.0" encoding="utf-8"?>
<math xmlns="http://www.w3.org/1998/Math/MathML">
  <semantics>
    <msub>
      <mi>A</mi>
      <mtext>sq_mm</mtext>
    </msub>
    <annotation encoding="StarMath 5.0">A_"sq_mm"</annotation>
  </semantics>
</math>
</file>

<file path=Object 9/content.xml><?xml version="1.0" encoding="utf-8"?>
<math xmlns="http://www.w3.org/1998/Math/MathML" display="block">
  <semantics>
    <mrow>
      <mi mathvariant="normal">μ</mi>
      <mtext>'s</mtext>
    </mrow>
    <annotation encoding="StarMath 5.0">%mu"'s"</annotation>
  </semantics>
</math>
</file>